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bottom" draw:auto-grow-height="false" draw:shadow="hidden" draw:shadow-offset-x="0.152cm" draw:shadow-offset-y="0.152cm" draw:shadow-color="#c0c0c0"/>
    </style:style>
    <style:style style:name="gr2" style:family="graphic" style:parent-style-name="standard">
      <style:graphic-properties draw:stroke="none" draw:fill="solid" draw:fill-color="#e6e6e6" draw:gradient-step-count="0" draw:textarea-horizontal-align="justify" draw:textarea-vertical-align="top" draw:auto-grow-height="false" draw:shadow="hidden" draw:shadow-offset-x="0.152cm" draw:shadow-offset-y="0.152cm" draw:shadow-color="#c0c0c0"/>
    </style:style>
    <style:style style:name="gr3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middle" draw:auto-grow-height="false" draw:shadow="hidden" draw:shadow-offset-x="0.152cm" draw:shadow-offset-y="0.152cm" draw:shadow-color="#c0c0c0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top" draw:auto-grow-height="false" draw:shadow="hidden" draw:shadow-offset-x="0.152cm" draw:shadow-offset-y="0.152cm" draw:shadow-color="#c0c0c0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marker-start="Arrow" draw:fill="none" draw:textarea-horizontal-align="center" draw:textarea-vertical-align="middle"/>
    </style:style>
    <style:style style:name="gr8" style:family="graphic" style:parent-style-name="standard">
      <style:graphic-properties draw:marker-end="Arrow" draw:textarea-horizontal-align="center" draw:textarea-vertical-align="middle"/>
    </style:style>
    <style:style style:name="gr9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10" style:family="graphic" style:parent-style-name="objectwithoutfill">
      <style:graphic-properties draw:stroke="dash" draw:stroke-dash="Fine_20_Dashed_20__28_var_29_" draw:marker-start="Arrow" draw:fill="none" draw:textarea-horizontal-align="center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302cm" svg:height="1.778cm" svg:x="2.132cm" svg:y="3.456cm">
          <text:p text:style-name="P1">Device<text:line-break/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874cm" svg:height="10.16cm" svg:x="8.498cm" svg:y="1.524cm">
          <text:p text:style-name="P1">Exosense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318cm" svg:height="2.44cm" svg:x="21.59cm" svg:y="8.128cm">
          <text:p text:style-name="P1">Backend</text:p>
          <text:p text:style-name="P1">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302cm" svg:height="1.778cm" svg:x="2.132cm" svg:y="6.25cm">
          <text:p text:style-name="P1">Device<text:line-break/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275cm" svg:height="1.778cm" svg:x="2.132cm" svg:y="8.99cm">
          <text:p text:style-name="P1">Device<text:line-break/>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5.434cm" svg:y1="7.112cm" svg:x2="9.244cm" svg:y2="7.112cm">
          <text:p text:style-name="P1"><text:span text:style-name="T1">Status</text:span><text:span text:style-name="T1"><text:line-break/></text:span><text:span text:style-name="T1">Report</text:span></text:p>
        </draw:line>
        <draw:line draw:style-name="gr4" draw:text-style-name="P3" draw:layer="layout" svg:x1="5.434cm" svg:y1="9.906cm" svg:x2="9.244cm" svg:y2="9.906cm">
          <text:p text:style-name="P1"><text:span text:style-name="T1">Ping</text:span><text:span text:style-name="T1"><text:line-break/></text:span><text:span text:style-name="T1"/></text:p>
        </draw:line>
        <draw:line draw:style-name="gr4" draw:text-style-name="P3" draw:layer="layout" svg:x1="5.434cm" svg:y1="4.318cm" svg:x2="9.244cm" svg:y2="4.318cm">
          <text:p text:style-name="P1"><text:span text:style-name="T1">Alert</text:span><text:span text:style-name="T1"><text:line-break/></text:span><text:span text:style-name="T1"/></text:p>
        </draw:line>
        <draw:custom-shape draw:style-name="gr5" draw:text-style-name="P3" draw:layer="layout" svg:width="5.342cm" svg:height="3.556cm" svg:x="10.268cm" svg:y="3.164cm">
          <text:p text:style-name="P1"><text:span text:style-name="T1">Group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048cm" svg:height="1.27cm" svg:x="11.415cm" svg:y="4.18cm">
          <text:p text:style-name="P1"><text:span text:style-name="T2">Device 1</text:span><text:span text:style-name="T2"><text:line-break/></text:span><text:span text:style-name="T2">Device 2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8cm" svg:height="0.762cm" svg:x="10.649cm" svg:y="5.658cm">
          <text:p text:style-name="P1"><text:span text:style-name="T2">http://groupa.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342cm" svg:height="3.556cm" svg:x="10.268cm" svg:y="7.482cm">
          <text:p text:style-name="P1"><text:span text:style-name="T1">Group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048cm" svg:height="1.27cm" svg:x="11.415cm" svg:y="8.498cm">
          <text:p text:style-name="P1"><text:span text:style-name="T2">Device 2</text:span><text:span text:style-name="T2"><text:line-break/></text:span><text:span text:style-name="T2">Device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326cm" svg:height="0.762cm" svg:x="10.776cm" svg:y="10.02cm">
          <text:p text:style-name="P1"><text:span text:style-name="T2">http://groupb.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9.244cm" svg:y1="5.588cm" svg:x2="9.244cm" svg:y2="7.112cm">
          <text:p/>
        </draw:line>
        <draw:line draw:style-name="gr7" draw:text-style-name="P1" draw:layer="layout" svg:x1="10.26cm" svg:y1="9.906cm" svg:x2="9.244cm" svg:y2="9.906cm">
          <text:p/>
        </draw:line>
        <draw:line draw:style-name="gr7" draw:text-style-name="P1" draw:layer="layout" svg:x1="10.26cm" svg:y1="5.588cm" svg:x2="9.244cm" svg:y2="5.588cm">
          <text:p/>
        </draw:line>
        <draw:line draw:style-name="gr7" draw:text-style-name="P1" draw:layer="layout" svg:x1="10.26cm" svg:y1="4.318cm" svg:x2="9.244cm" svg:y2="4.318cm">
          <text:p/>
        </draw:line>
        <draw:custom-shape draw:style-name="gr1" draw:text-style-name="P2" draw:layer="layout" svg:width="4.318cm" svg:height="0.762cm" svg:x="21.59cm" svg:y="7.458cm">
          <text:p text:style-name="P1"><text:span text:style-name="T2">http://groupb.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5.61cm" svg:y1="9.344cm" svg:x2="21.59cm" svg:y2="9.398cm">
          <text:p text:style-name="P1"><text:span text:style-name="T1">Ping</text:span><text:span text:style-name="T1"><text:line-break/></text:span><text:span text:style-name="T1"/></text:p>
        </draw:line>
        <draw:custom-shape draw:style-name="gr3" draw:text-style-name="P2" draw:layer="layout" svg:width="4.318cm" svg:height="2.286cm" svg:x="21.59cm" svg:y="3.556cm">
          <text:p text:style-name="P1">Backend</text:p>
          <text:p text:style-name="P1">Serv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5.61cm" svg:y1="4.064cm" svg:x2="21.59cm" svg:y2="4.064cm">
          <text:p text:style-name="P1"><text:span text:style-name="T1">Alert</text:span><text:span text:style-name="T1"><text:line-break/></text:span><text:span text:style-name="T1"/></text:p>
        </draw:line>
        <draw:custom-shape draw:style-name="gr1" draw:text-style-name="P2" draw:layer="layout" svg:width="4.318cm" svg:height="0.762cm" svg:x="21.59cm" svg:y="2.794cm">
          <text:p text:style-name="P1"><text:span text:style-name="T2">http://groupa.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5.61cm" svg:y1="5.28cm" svg:x2="21.59cm" svg:y2="5.334cm">
          <text:p text:style-name="P1"><text:span text:style-name="T1">Status Report</text:span><text:span text:style-name="T1"><text:line-break/></text:span><text:span text:style-name="T1"/></text:p>
        </draw:line>
        <draw:line draw:style-name="gr9" draw:text-style-name="P1" draw:layer="layout" svg:x1="9.243cm" svg:y1="7.111cm" svg:x2="9.243cm" svg:y2="8.635cm">
          <text:p/>
        </draw:line>
        <draw:line draw:style-name="gr10" draw:text-style-name="P1" draw:layer="layout" svg:x1="10.259cm" svg:y1="8.636cm" svg:x2="9.243cm" svg:y2="8.636cm">
          <text:p/>
        </draw:lin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99999" draw:end-color="#e6e6e6" draw:start-intensity="100%" draw:end-intensity="10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gnus </meta:initial-creator>
    <meta:creation-date>2011-08-12T14:29:32</meta:creation-date>
    <meta:editing-duration>PT7H21M17S</meta:editing-duration>
    <meta:editing-cycles>40</meta:editing-cycles>
    <dc:date>2013-02-19T16:15:18</dc:date>
    <meta:generator>LibreOffice/3.5$Linux_x86 LibreOffice_project/350m1$Build-2</meta:generator>
    <meta:document-statistic meta:object-count="49"/>
  </office:meta>
</office:document-meta>
</file>